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noncampus-virginia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noncampus-virginia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42">
            <text:p>1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36">
            <text:p>4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90">
            <text:p>43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19">
            <text:p>3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7">
            <text:p>5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1">
            <text:p>3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461">
            <text:p>6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33">
            <text:p>3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094">
            <text:p>20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57">
            <text:p>8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92">
            <text:p>3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noncampus-virginia-" style:display-name="PageStyle_hate-crimes-noncampus-virginia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